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aedc4" officeooo:paragraph-rsid="001aedc4"/>
    </style:style>
    <style:style style:name="P2" style:family="paragraph" style:parent-style-name="Text_20_body">
      <style:text-properties officeooo:rsid="001aedc4" officeooo:paragraph-rsid="001aedc4"/>
    </style:style>
    <style:style style:name="P3" style:family="paragraph" style:parent-style-name="Title">
      <style:text-properties officeooo:rsid="001aedc4" officeooo:paragraph-rsid="001aedc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mpede</text:p>
      <text:p text:style-name="P1">project plan</text:p>
      <text:p text:style-name="P1">general</text:p>
      <text:p text:style-name="P2">student's name: WU Yiyou</text:p>
      <text:p text:style-name="P2"><text:s/>student number: 101731278 <text:s text:c="58"/></text:p>
      <text:p text:style-name="P2">degree program: computational engineering (english bachelor)</text:p>
      <text:p text:style-name="P2"><text:s/>year of studies: first year</text:p>
      <text:p text:style-name="P2">date: 05 / 02 / 2024</text:p>
      <text:p text:style-name="P2"><text:span text:style-name="Strong_20_Emphasis">General description</text:span></text:p>
      <text:p text:style-name="Quotations">A general description of what you are doing. Write on your own words, what your program will do. Do not just copy text from the assignment description.</text:p>
      <text:p text:style-name="Quotations">Most topics can be implemented in different levels of difficulty. <text:span text:style-name="Emphasis">State on what level you plan to complete the project. This is, however, not a binding commitment and you can change this later by agreeing it with your assistant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3:32:52.180940722</meta:creation-date>
    <dc:date>2024-02-05T14:00:15.832825280</dc:date>
    <meta:editing-duration>PT17M13S</meta:editing-duration>
    <meta:editing-cycles>1</meta:editing-cycles>
    <meta:document-statistic meta:table-count="0" meta:image-count="0" meta:object-count="0" meta:page-count="1" meta:paragraph-count="11" meta:word-count="96" meta:character-count="642" meta:non-whitespace-character-count="496"/>
    <meta:generator>LibreOffice/7.3.7.2$Linux_X86_64 LibreOffice_project/30$Build-2</meta:generator>
  </office:meta>
</office:document-meta>
</file>